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atplot" table:style-name="ta1">
        <table:shapes>
          <draw:frame draw:z-index="0" draw:style-name="gr1" draw:text-style-name="P1" svg:width="159.99mm" svg:height="89.99mm" svg:x="52.68mm" svg:y="1mm">
            <draw:object draw:notify-on-update-of-ranges="scatplot.A1:scatplot.A1 scatplot.A2:scatplot.A62 scatplot.C1:scatplot.C1 scatplot.C2:scatplot.C62 scatplot.A1:scatplot.A1 scatplot.A2:scatplot.A62 scatplot.D1:scatplot.D1 scatplot.D2:scatplot.D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uster 1</text:p>
          </table:table-cell>
          <table:table-cell office:value-type="string" calcext:value-type="string">
            <text:p>Cluster 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IF([.A2]&lt;60;[.B2];&quot;&quot;)">
            <text:p/>
          </table:table-cell>
          <table:table-cell table:formula="of:=IF([.A2]&lt;60;&quot;&quot;;[.B2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table:formula="of:=IF([.A3]&lt;60;[.B3];&quot;&quot;)">
            <text:p/>
          </table:table-cell>
          <table:table-cell table:formula="of:=IF([.A3]&lt;60;&quot;&quot;;[.B3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formula="of:=IF([.A4]&lt;60;[.B4];&quot;&quot;)">
            <text:p/>
          </table:table-cell>
          <table:table-cell table:formula="of:=IF([.A4]&lt;60;&quot;&quot;;[.B4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formula="of:=IF([.A5]&lt;60;[.B5];&quot;&quot;)">
            <text:p/>
          </table:table-cell>
          <table:table-cell table:formula="of:=IF([.A5]&lt;60;&quot;&quot;;[.B5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formula="of:=IF([.A6]&lt;60;[.B6];&quot;&quot;)">
            <text:p/>
          </table:table-cell>
          <table:table-cell table:formula="of:=IF([.A6]&lt;60;&quot;&quot;;[.B6]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table:formula="of:=IF([.A7]&lt;60;[.B7];&quot;&quot;)">
            <text:p/>
          </table:table-cell>
          <table:table-cell table:formula="of:=IF([.A7]&lt;60;&quot;&quot;;[.B7]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table:formula="of:=IF([.A8]&lt;60;[.B8];&quot;&quot;)">
            <text:p/>
          </table:table-cell>
          <table:table-cell table:formula="of:=IF([.A8]&lt;60;&quot;&quot;;[.B8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formula="of:=IF([.A9]&lt;60;[.B9];&quot;&quot;)">
            <text:p/>
          </table:table-cell>
          <table:table-cell table:formula="of:=IF([.A9]&lt;60;&quot;&quot;;[.B9])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IF([.A10]&lt;60;[.B10];&quot;&quot;)">
            <text:p/>
          </table:table-cell>
          <table:table-cell table:formula="of:=IF([.A10]&lt;60;&quot;&quot;;[.B10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table:formula="of:=IF([.A11]&lt;60;[.B11];&quot;&quot;)">
            <text:p/>
          </table:table-cell>
          <table:table-cell table:formula="of:=IF([.A11]&lt;60;&quot;&quot;;[.B11]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table:formula="of:=IF([.A12]&lt;60;[.B12];&quot;&quot;)">
            <text:p/>
          </table:table-cell>
          <table:table-cell table:formula="of:=IF([.A12]&lt;60;&quot;&quot;;[.B12]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table:formula="of:=IF([.A13]&lt;60;[.B13];&quot;&quot;)">
            <text:p/>
          </table:table-cell>
          <table:table-cell table:formula="of:=IF([.A13]&lt;60;&quot;&quot;;[.B13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formula="of:=IF([.A14]&lt;60;[.B14];&quot;&quot;)">
            <text:p/>
          </table:table-cell>
          <table:table-cell table:formula="of:=IF([.A14]&lt;60;&quot;&quot;;[.B14]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table:formula="of:=IF([.A15]&lt;60;[.B15];&quot;&quot;)">
            <text:p/>
          </table:table-cell>
          <table:table-cell table:formula="of:=IF([.A15]&lt;60;&quot;&quot;;[.B15]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table:formula="of:=IF([.A16]&lt;60;[.B16];&quot;&quot;)">
            <text:p/>
          </table:table-cell>
          <table:table-cell table:formula="of:=IF([.A16]&lt;60;&quot;&quot;;[.B16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formula="of:=IF([.A17]&lt;60;[.B17];&quot;&quot;)">
            <text:p/>
          </table:table-cell>
          <table:table-cell table:formula="of:=IF([.A17]&lt;60;&quot;&quot;;[.B17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formula="of:=IF([.A18]&lt;60;[.B18];&quot;&quot;)">
            <text:p/>
          </table:table-cell>
          <table:table-cell table:formula="of:=IF([.A18]&lt;60;&quot;&quot;;[.B18]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IF([.A19]&lt;60;[.B19];&quot;&quot;)" office:value-type="float" office:value="15" calcext:value-type="float">
            <text:p>15</text:p>
          </table:table-cell>
          <table:table-cell table:formula="of:=IF([.A19]&lt;60;&quot;&quot;;[.B19])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IF([.A20]&lt;60;[.B20];&quot;&quot;)" office:value-type="float" office:value="12" calcext:value-type="float">
            <text:p>12</text:p>
          </table:table-cell>
          <table:table-cell table:formula="of:=IF([.A20]&lt;60;&quot;&quot;;[.B20]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IF([.A21]&lt;60;[.B21];&quot;&quot;)" office:value-type="float" office:value="15" calcext:value-type="float">
            <text:p>15</text:p>
          </table:table-cell>
          <table:table-cell table:formula="of:=IF([.A21]&lt;60;&quot;&quot;;[.B21]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IF([.A22]&lt;60;[.B22];&quot;&quot;)" office:value-type="float" office:value="11" calcext:value-type="float">
            <text:p>11</text:p>
          </table:table-cell>
          <table:table-cell table:formula="of:=IF([.A22]&lt;60;&quot;&quot;;[.B22]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IF([.A23]&lt;60;[.B23];&quot;&quot;)" office:value-type="float" office:value="5" calcext:value-type="float">
            <text:p>5</text:p>
          </table:table-cell>
          <table:table-cell table:formula="of:=IF([.A23]&lt;60;&quot;&quot;;[.B23]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formula="of:=IF([.A24]&lt;60;[.B24];&quot;&quot;)" office:value-type="float" office:value="12" calcext:value-type="float">
            <text:p>12</text:p>
          </table:table-cell>
          <table:table-cell table:formula="of:=IF([.A24]&lt;60;&quot;&quot;;[.B24])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IF([.A25]&lt;60;[.B25];&quot;&quot;)" office:value-type="float" office:value="11" calcext:value-type="float">
            <text:p>11</text:p>
          </table:table-cell>
          <table:table-cell table:formula="of:=IF([.A25]&lt;60;&quot;&quot;;[.B25]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formula="of:=IF([.A26]&lt;60;[.B26];&quot;&quot;)" office:value-type="float" office:value="9" calcext:value-type="float">
            <text:p>9</text:p>
          </table:table-cell>
          <table:table-cell table:formula="of:=IF([.A26]&lt;60;&quot;&quot;;[.B26]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IF([.A27]&lt;60;[.B27];&quot;&quot;)" office:value-type="float" office:value="7" calcext:value-type="float">
            <text:p>7</text:p>
          </table:table-cell>
          <table:table-cell table:formula="of:=IF([.A27]&lt;60;&quot;&quot;;[.B27]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formula="of:=IF([.A28]&lt;60;[.B28];&quot;&quot;)" office:value-type="float" office:value="15" calcext:value-type="float">
            <text:p>15</text:p>
          </table:table-cell>
          <table:table-cell table:formula="of:=IF([.A28]&lt;60;&quot;&quot;;[.B28]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formula="of:=IF([.A29]&lt;60;[.B29];&quot;&quot;)" office:value-type="float" office:value="12" calcext:value-type="float">
            <text:p>12</text:p>
          </table:table-cell>
          <table:table-cell table:formula="of:=IF([.A29]&lt;60;&quot;&quot;;[.B29])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IF([.A30]&lt;60;[.B30];&quot;&quot;)" office:value-type="float" office:value="11" calcext:value-type="float">
            <text:p>11</text:p>
          </table:table-cell>
          <table:table-cell table:formula="of:=IF([.A30]&lt;60;&quot;&quot;;[.B30])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formula="of:=IF([.A31]&lt;60;[.B31];&quot;&quot;)" office:value-type="float" office:value="9" calcext:value-type="float">
            <text:p>9</text:p>
          </table:table-cell>
          <table:table-cell table:formula="of:=IF([.A31]&lt;60;&quot;&quot;;[.B31]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formula="of:=IF([.A32]&lt;60;[.B32];&quot;&quot;)" office:value-type="float" office:value="15" calcext:value-type="float">
            <text:p>15</text:p>
          </table:table-cell>
          <table:table-cell table:formula="of:=IF([.A32]&lt;60;&quot;&quot;;[.B32])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formula="of:=IF([.A33]&lt;60;[.B33];&quot;&quot;)" office:value-type="float" office:value="14" calcext:value-type="float">
            <text:p>14</text:p>
          </table:table-cell>
          <table:table-cell table:formula="of:=IF([.A33]&lt;60;&quot;&quot;;[.B33])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formula="of:=IF([.A34]&lt;60;[.B34];&quot;&quot;)" office:value-type="float" office:value="14" calcext:value-type="float">
            <text:p>14</text:p>
          </table:table-cell>
          <table:table-cell table:formula="of:=IF([.A34]&lt;60;&quot;&quot;;[.B34]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IF([.A35]&lt;60;[.B35];&quot;&quot;)" office:value-type="float" office:value="14" calcext:value-type="float">
            <text:p>14</text:p>
          </table:table-cell>
          <table:table-cell table:formula="of:=IF([.A35]&lt;60;&quot;&quot;;[.B35]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IF([.A36]&lt;60;[.B36];&quot;&quot;)" office:value-type="float" office:value="7" calcext:value-type="float">
            <text:p>7</text:p>
          </table:table-cell>
          <table:table-cell table:formula="of:=IF([.A36]&lt;60;&quot;&quot;;[.B36])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IF([.A37]&lt;60;[.B37];&quot;&quot;)" office:value-type="float" office:value="6" calcext:value-type="float">
            <text:p>6</text:p>
          </table:table-cell>
          <table:table-cell table:formula="of:=IF([.A37]&lt;60;&quot;&quot;;[.B37]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IF([.A38]&lt;60;[.B38];&quot;&quot;)" office:value-type="float" office:value="6" calcext:value-type="float">
            <text:p>6</text:p>
          </table:table-cell>
          <table:table-cell table:formula="of:=IF([.A38]&lt;60;&quot;&quot;;[.B38])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table:formula="of:=IF([.A39]&lt;60;[.B39];&quot;&quot;)" office:value-type="float" office:value="15" calcext:value-type="float">
            <text:p>15</text:p>
          </table:table-cell>
          <table:table-cell table:formula="of:=IF([.A39]&lt;60;&quot;&quot;;[.B39]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IF([.A40]&lt;60;[.B40];&quot;&quot;)" office:value-type="float" office:value="6" calcext:value-type="float">
            <text:p>6</text:p>
          </table:table-cell>
          <table:table-cell table:formula="of:=IF([.A40]&lt;60;&quot;&quot;;[.B40]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IF([.A41]&lt;60;[.B41];&quot;&quot;)" office:value-type="float" office:value="11" calcext:value-type="float">
            <text:p>11</text:p>
          </table:table-cell>
          <table:table-cell table:formula="of:=IF([.A41]&lt;60;&quot;&quot;;[.B41]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IF([.A42]&lt;60;[.B42];&quot;&quot;)" office:value-type="float" office:value="7" calcext:value-type="float">
            <text:p>7</text:p>
          </table:table-cell>
          <table:table-cell table:formula="of:=IF([.A42]&lt;60;&quot;&quot;;[.B42]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IF([.A43]&lt;60;[.B43];&quot;&quot;)" office:value-type="float" office:value="15" calcext:value-type="float">
            <text:p>15</text:p>
          </table:table-cell>
          <table:table-cell table:formula="of:=IF([.A43]&lt;60;&quot;&quot;;[.B43]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formula="of:=IF([.A44]&lt;60;[.B44];&quot;&quot;)" office:value-type="float" office:value="8" calcext:value-type="float">
            <text:p>8</text:p>
          </table:table-cell>
          <table:table-cell table:formula="of:=IF([.A44]&lt;60;&quot;&quot;;[.B44]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formula="of:=IF([.A45]&lt;60;[.B45];&quot;&quot;)" office:value-type="float" office:value="14" calcext:value-type="float">
            <text:p>14</text:p>
          </table:table-cell>
          <table:table-cell table:formula="of:=IF([.A45]&lt;60;&quot;&quot;;[.B45]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formula="of:=IF([.A46]&lt;60;[.B46];&quot;&quot;)" office:value-type="float" office:value="8" calcext:value-type="float">
            <text:p>8</text:p>
          </table:table-cell>
          <table:table-cell table:formula="of:=IF([.A46]&lt;60;&quot;&quot;;[.B46])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IF([.A47]&lt;60;[.B47];&quot;&quot;)" office:value-type="float" office:value="10" calcext:value-type="float">
            <text:p>10</text:p>
          </table:table-cell>
          <table:table-cell table:formula="of:=IF([.A47]&lt;60;&quot;&quot;;[.B47]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formula="of:=IF([.A48]&lt;60;[.B48];&quot;&quot;)" office:value-type="float" office:value="14" calcext:value-type="float">
            <text:p>14</text:p>
          </table:table-cell>
          <table:table-cell table:formula="of:=IF([.A48]&lt;60;&quot;&quot;;[.B48])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formula="of:=IF([.A49]&lt;60;[.B49];&quot;&quot;)" office:value-type="float" office:value="9" calcext:value-type="float">
            <text:p>9</text:p>
          </table:table-cell>
          <table:table-cell table:formula="of:=IF([.A49]&lt;60;&quot;&quot;;[.B49]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IF([.A50]&lt;60;[.B50];&quot;&quot;)" office:value-type="float" office:value="11" calcext:value-type="float">
            <text:p>11</text:p>
          </table:table-cell>
          <table:table-cell table:formula="of:=IF([.A50]&lt;60;&quot;&quot;;[.B50]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formula="of:=IF([.A51]&lt;60;[.B51];&quot;&quot;)" office:value-type="float" office:value="9" calcext:value-type="float">
            <text:p>9</text:p>
          </table:table-cell>
          <table:table-cell table:formula="of:=IF([.A51]&lt;60;&quot;&quot;;[.B51]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IF([.A52]&lt;60;[.B52];&quot;&quot;)" office:value-type="float" office:value="5" calcext:value-type="float">
            <text:p>5</text:p>
          </table:table-cell>
          <table:table-cell table:formula="of:=IF([.A52]&lt;60;&quot;&quot;;[.B52]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IF([.A53]&lt;60;[.B53];&quot;&quot;)" office:value-type="float" office:value="6" calcext:value-type="float">
            <text:p>6</text:p>
          </table:table-cell>
          <table:table-cell table:formula="of:=IF([.A53]&lt;60;&quot;&quot;;[.B53]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IF([.A54]&lt;60;[.B54];&quot;&quot;)" office:value-type="float" office:value="9" calcext:value-type="float">
            <text:p>9</text:p>
          </table:table-cell>
          <table:table-cell table:formula="of:=IF([.A54]&lt;60;&quot;&quot;;[.B54]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formula="of:=IF([.A55]&lt;60;[.B55];&quot;&quot;)" office:value-type="float" office:value="12" calcext:value-type="float">
            <text:p>12</text:p>
          </table:table-cell>
          <table:table-cell table:formula="of:=IF([.A55]&lt;60;&quot;&quot;;[.B55]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IF([.A56]&lt;60;[.B56];&quot;&quot;)" office:value-type="float" office:value="8" calcext:value-type="float">
            <text:p>8</text:p>
          </table:table-cell>
          <table:table-cell table:formula="of:=IF([.A56]&lt;60;&quot;&quot;;[.B56])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IF([.A57]&lt;60;[.B57];&quot;&quot;)" office:value-type="float" office:value="6" calcext:value-type="float">
            <text:p>6</text:p>
          </table:table-cell>
          <table:table-cell table:formula="of:=IF([.A57]&lt;60;&quot;&quot;;[.B57]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formula="of:=IF([.A58]&lt;60;[.B58];&quot;&quot;)" office:value-type="float" office:value="15" calcext:value-type="float">
            <text:p>15</text:p>
          </table:table-cell>
          <table:table-cell table:formula="of:=IF([.A58]&lt;60;&quot;&quot;;[.B58]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formula="of:=IF([.A59]&lt;60;[.B59];&quot;&quot;)" office:value-type="float" office:value="14" calcext:value-type="float">
            <text:p>14</text:p>
          </table:table-cell>
          <table:table-cell table:formula="of:=IF([.A59]&lt;60;&quot;&quot;;[.B59]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formula="of:=IF([.A60]&lt;60;[.B60];&quot;&quot;)" office:value-type="float" office:value="13" calcext:value-type="float">
            <text:p>13</text:p>
          </table:table-cell>
          <table:table-cell table:formula="of:=IF([.A60]&lt;60;&quot;&quot;;[.B60]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formula="of:=IF([.A61]&lt;60;[.B61];&quot;&quot;)" office:value-type="float" office:value="8" calcext:value-type="float">
            <text:p>8</text:p>
          </table:table-cell>
          <table:table-cell table:formula="of:=IF([.A61]&lt;60;&quot;&quot;;[.B61])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formula="of:=IF([.A62]&lt;60;[.B62];&quot;&quot;)" office:value-type="float" office:value="8" calcext:value-type="float">
            <text:p>8</text:p>
          </table:table-cell>
          <table:table-cell table:formula="of:=IF([.A62]&lt;60;&quot;&quot;;[.B62]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5T11:52:03.878371770</dc:date>
    <meta:editing-duration>PT10M59S</meta:editing-duration>
    <meta:editing-cycles>1</meta:editing-cycles>
    <meta:document-statistic meta:table-count="1" meta:cell-count="248" meta:object-count="1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661900" draw:fill-color="#6619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66ff00" draw:fill-color="#66ff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3.952cm" style:legend-expansion="high" chart:style-name="ch2"/>
        <chart:plot-area chart:style-name="ch3" table:cell-range-address="scatplot.A1:scatplot.A62 scatplot.C1:scatplot.D62" chart:data-source-has-labels="row" svg:x="1.331cm" svg:y="0.18cm" svg:width="12.218cm" svg:height="7.659cm">
          <chartooo:coordinate-region svg:x="1.952cm" svg:y="0.379cm" svg:width="11.131cm" svg:height="6.813cm"/>
          <chart:axis chart:dimension="x" chart:name="primary-x" chart:style-name="ch4">
            <chart:title svg:x="7.277cm" svg:y="8.019cm" chart:style-name="ch5">
              <text:p>X</text:p>
            </chart:title>
          </chart:axis>
          <chart:axis chart:dimension="y" chart:name="primary-y" chart:style-name="ch4">
            <chart:title svg:x="0.451cm" svg:y="4.172cm" chart:style-name="ch6">
              <text:p>Y</text:p>
            </chart:title>
            <chart:grid chart:style-name="ch7" chart:class="major"/>
          </chart:axis>
          <chart:series chart:style-name="ch8" chart:values-cell-range-address="scatplot.C2:scatplot.C62" chart:label-cell-address="scatplot.C1:scatplot.C1" chart:class="chart:scatter">
            <chart:domain table:cell-range-address="scatplot.A2:scatplot.A62"/>
            <chart:data-point chart:repeated="61"/>
          </chart:series>
          <chart:series chart:style-name="ch9" chart:values-cell-range-address="scatplot.D2:scatplot.D62" chart:label-cell-address="scatplot.D1:scatplot.D1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uster 1</text:p>
                <draw:g>
                  <svg:desc>scatplot.C1:scatplot.C1</svg:desc>
                </draw:g>
              </table:table-cell>
              <table:table-cell office:value-type="string">
                <text:p>Cluster 2</text:p>
                <draw:g>
                  <svg:desc>scatplot.D1:scatplo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>101</text:p>
                <draw:g>
                  <svg:desc>scatplot.A2:scatplot.A62</svg:desc>
                </draw:g>
              </table:table-cell>
              <table:table-cell office:value-type="float" office:value="NaN">
                <text:p>NaN</text:p>
                <draw:g>
                  <svg:desc>scatplot.C2:scatplot.C62</svg:desc>
                </draw:g>
              </table:table-cell>
              <table:table-cell office:value-type="float" office:value="99">
                <text:p>99</text:p>
                <draw:g>
                  <svg:desc>scatplot.D2:scatplot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">
                <text:p>5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